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d451" officeooo:paragraph-rsid="0007d451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7d451" officeooo:paragraph-rsid="0007d45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7d451" officeooo:paragraph-rsid="000b22f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d451" officeooo:paragraph-rsid="0007d45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d451" officeooo:paragraph-rsid="000b22f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d874" officeooo:paragraph-rsid="0007d87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7d874" officeooo:paragraph-rsid="0007d87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577d" officeooo:paragraph-rsid="000957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c0040" officeooo:paragraph-rsid="000c0040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c0040" officeooo:paragraph-rsid="000c0040" style:font-weight-asian="normal" style:font-weight-complex="normal"/>
    </style:style>
    <style:style style:name="T1" style:family="text">
      <style:text-properties officeooo:rsid="0009577d"/>
    </style:style>
    <style:style style:name="T2" style:family="text">
      <style:text-properties officeooo:rsid="000cefd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I model is described by 2 differential equations:</text:p>
      <text:p text:style-name="P1"/>
      <text:p text:style-name="P2"><draw:frame draw:style-name="fr1" draw:name="Objeto1" text:anchor-type="as-char" svg:y="-0.635cm" svg:width="2.251cm" svg:height="1.01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and<draw:frame draw:style-name="fr1" draw:name="Objeto2" text:anchor-type="as-char" svg:y="-0.635cm" svg:width="1.886cm" svg:height="1.01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/>
      <text:p text:style-name="P4">That implies in another 2 equations:</text:p>
      <text:p text:style-name="P4"/>
      <text:p text:style-name="P2"><draw:frame draw:style-name="fr1" draw:name="Objeto3" text:anchor-type="as-char" svg:y="-0.619cm" svg:width="2.074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and<draw:frame draw:style-name="fr1" draw:name="Objeto4" text:anchor-type="as-char" svg:y="-0.386cm" svg:width="2.614cm" svg:height="0.5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/>
      <text:p text:style-name="P6">And, using N equation and differential equations, we discover S(t) and I(t):</text:p>
      <text:p text:style-name="P6"/>
      <text:p text:style-name="P7"><draw:frame draw:style-name="fr1" draw:name="Objeto6" text:anchor-type="as-char" svg:y="-0.635cm" svg:width="4.404cm" svg:height="1.012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draw:frame draw:style-name="fr1" draw:name="Objeto7" text:anchor-type="as-char" svg:y="-0.635cm" svg:width="8.035cm" svg:height="1.01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6"/>
      <text:p text:style-name="P8">Where n means, in this case, the initial population infected by the pathogen.</text:p>
      <text:p text:style-name="P2"/>
      <text:p text:style-name="P5"><text:span text:style-name="T1">We could specify the </text:span>differential<text:span text:style-name="T1"> equations by each group based on</text:span><text:span text:style-name="T1"><draw:frame draw:style-name="fr1" draw:name="Objeto5" text:anchor-type="as-char" svg:y="-0.312cm" svg:width="0.646cm" svg:height="0.466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">and</text:span><text:span text:style-name="T1"><draw:frame draw:style-name="fr1" draw:name="Objeto8" text:anchor-type="as-char" svg:y="-0.312cm" svg:width="0.647cm" svg:height="0.466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">transmission rates. As the pathogen can be transmitted </text:span>only from a node of one type to a node of the other type, <text:span text:style-name="T1">we could infer that the pathogen is transmitted for each type after 2 rounds of rates</text:span><text:span text:style-name="T1"><draw:frame draw:style-name="fr1" draw:name="Objeto13" text:anchor-type="as-char" svg:y="-0.312cm" svg:width="0.646cm" svg:height="0.46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1">and</text:span><text:span text:style-name="T1"><draw:frame draw:style-name="fr1" draw:name="Objeto14" text:anchor-type="as-char" svg:y="-0.312cm" svg:width="0.647cm" svg:height="0.466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1">, implying </text:span><text:span text:style-name="T1"><draw:frame draw:style-name="fr1" draw:name="Objeto15" text:anchor-type="as-char" svg:y="-0.312cm" svg:width="1.806cm" svg:height="0.466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1">for both types M and F:</text:span></text:p>
      <text:p text:style-name="P4"/>
      <text:p text:style-name="P3"><draw:frame draw:style-name="fr1" draw:name="Objeto9" text:anchor-type="as-char" svg:y="-0.683cm" svg:width="3.701cm" svg:height="1.124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and<draw:frame draw:style-name="fr1" draw:name="Objeto10" text:anchor-type="as-char" svg:y="-0.683cm" svg:width="3.334cm" svg:height="1.124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text:span text:style-name="T1">for M; </text:span></text:p>
      <text:p text:style-name="P3"><draw:frame draw:style-name="fr1" draw:name="Objeto11" text:anchor-type="as-char" svg:y="-0.683cm" svg:width="3.496cm" svg:height="1.124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and<draw:frame draw:style-name="fr1" draw:name="Objeto12" text:anchor-type="as-char" svg:y="-0.683cm" svg:width="3.129cm" svg:height="1.124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text:span text:style-name="T1">for F.</text:span></text:p>
      <text:p text:style-name="P3"/>
      <text:p text:style-name="P9">Since <draw:frame draw:style-name="fr1" draw:name="Objeto16" text:anchor-type="as-char" svg:y="-0.691cm" svg:width="2.193cm" svg:height="1.13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and<draw:frame draw:style-name="fr1" draw:name="Objeto17" text:anchor-type="as-char" svg:y="-0.691cm" svg:width="2.372cm" svg:height="1.07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, <text:span text:style-name="T2">your differential equations governing the growth over time are:</text:span></text:p>
      <text:p text:style-name="P9"/>
      <text:p text:style-name="P10"><draw:frame draw:style-name="fr1" draw:name="Objeto18" text:anchor-type="as-char" svg:y="-0.683cm" svg:width="8.17cm" svg:height="1.184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9"/>
      <text:p text:style-name="P10"><draw:frame draw:style-name="fr1" draw:name="Objeto19" text:anchor-type="as-char" svg:y="-0.683cm" svg:width="8.266cm" svg:height="1.124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7-09T23:20:45.231000000</dc:date>
    <meta:editing-duration>PT51M37S</meta:editing-duration>
    <meta:editing-cycles>6</meta:editing-cycles>
    <meta:generator>LibreOffice/6.0.4.2$Windows_X86_64 LibreOffice_project/9b0d9b32d5dcda91d2f1a96dc04c645c450872bf</meta:generator>
    <meta:document-statistic meta:table-count="0" meta:image-count="0" meta:object-count="19" meta:page-count="1" meta:paragraph-count="13" meta:word-count="112" meta:character-count="646" meta:non-whitespace-character-count="543"/>
  </office:meta>
</office:document-meta>
</file>

<file path=Object 1/content.xml><?xml version="1.0" encoding="utf-8"?>
<math xmlns="http://www.w3.org/1998/Math/MathML" display="block">
  <semantics>
    <mrow>
      <mfrac>
        <mi mathvariant="italic">dS</mi>
        <mi mathvariant="italic">dt</mi>
      </mfrac>
      <mo stretchy="false">=</mo>
      <mfrac>
        <mrow>
          <mo stretchy="false">−</mo>
          <mrow>
            <mi>β</mi>
            <mi mathvariant="italic">SI</mi>
          </mrow>
        </mrow>
        <mi>N</mi>
      </mfrac>
    </mrow>
    <annotation encoding="StarMath 5.0">dS over dt = - {%beta SI} over N</annotation>
  </semantics>
</math>
</file>

<file path=Object 10/content.xml><?xml version="1.0" encoding="utf-8"?>
<math xmlns="http://www.w3.org/1998/Math/MathML" display="block">
  <semantics>
    <mrow>
      <mfrac>
        <msub>
          <mi mathvariant="italic">dI</mi>
          <mi>M</mi>
        </msub>
        <mi mathvariant="italic">dt</mi>
      </mfrac>
      <mo stretchy="false">=</mo>
      <mfrac>
        <mrow>
          <msub>
            <mi>β</mi>
            <mn>1</mn>
          </msub>
          <msub>
            <mi>β</mi>
            <mn>2</mn>
          </msub>
          <msub>
            <mi>S</mi>
            <mi>M</mi>
          </msub>
          <msub>
            <mi>I</mi>
            <mi>M</mi>
          </msub>
        </mrow>
        <msub>
          <mi>N</mi>
          <mi>M</mi>
        </msub>
      </mfrac>
    </mrow>
    <annotation encoding="StarMath 5.0">dI_M over dt = {%beta_1%beta_2 S_M I_M} over N_M</annotation>
  </semantics>
</math>
</file>

<file path=Object 11/content.xml><?xml version="1.0" encoding="utf-8"?>
<math xmlns="http://www.w3.org/1998/Math/MathML" display="block">
  <semantics>
    <mrow>
      <mfrac>
        <msub>
          <mi mathvariant="italic">dS</mi>
          <mi>F</mi>
        </msub>
        <mi mathvariant="italic">dt</mi>
      </mfrac>
      <mo stretchy="false">=</mo>
      <mfrac>
        <mrow>
          <mo stretchy="false">−</mo>
          <mrow>
            <msub>
              <mi>β</mi>
              <mn>1</mn>
            </msub>
            <msub>
              <mi>β</mi>
              <mn>2</mn>
            </msub>
            <msub>
              <mi>S</mi>
              <mi>F</mi>
            </msub>
            <msub>
              <mi>I</mi>
              <mi>F</mi>
            </msub>
          </mrow>
        </mrow>
        <msub>
          <mi>N</mi>
          <mi>F</mi>
        </msub>
      </mfrac>
    </mrow>
    <annotation encoding="StarMath 5.0">dS_F over dt = - {%beta_1%beta_2 S_F I_F} over N_F</annotation>
  </semantics>
</math>
</file>

<file path=Object 12/content.xml><?xml version="1.0" encoding="utf-8"?>
<math xmlns="http://www.w3.org/1998/Math/MathML" display="block">
  <semantics>
    <mrow>
      <mfrac>
        <msub>
          <mi mathvariant="italic">dI</mi>
          <mi>F</mi>
        </msub>
        <mi mathvariant="italic">dt</mi>
      </mfrac>
      <mo stretchy="false">=</mo>
      <mfrac>
        <mrow>
          <msub>
            <mi>β</mi>
            <mn>1</mn>
          </msub>
          <msub>
            <mi>β</mi>
            <mn>2</mn>
          </msub>
          <msub>
            <mi>S</mi>
            <mi>F</mi>
          </msub>
          <msub>
            <mi>I</mi>
            <mi>F</mi>
          </msub>
        </mrow>
        <msub>
          <mi>N</mi>
          <mi>F</mi>
        </msub>
      </mfrac>
    </mrow>
    <annotation encoding="StarMath 5.0">dI_F over dt = {%beta_1%beta_2 S_F I_F} over N_F</annotation>
  </semantics>
</math>
</file>

<file path=Object 13/content.xml><?xml version="1.0" encoding="utf-8"?>
<math xmlns="http://www.w3.org/1998/Math/MathML" display="block">
  <semantics>
    <msub>
      <mi>β</mi>
      <mn>1</mn>
    </msub>
    <annotation encoding="StarMath 5.0">%beta_1</annotation>
  </semantics>
</math>
</file>

<file path=Object 14/content.xml><?xml version="1.0" encoding="utf-8"?>
<math xmlns="http://www.w3.org/1998/Math/MathML" display="block">
  <semantics>
    <msub>
      <mi>β</mi>
      <mn>2</mn>
    </msub>
    <annotation encoding="StarMath 5.0">%beta_2</annotation>
  </semantics>
</math>
</file>

<file path=Object 15/content.xml><?xml version="1.0" encoding="utf-8"?>
<math xmlns="http://www.w3.org/1998/Math/MathML" display="block">
  <semantics>
    <mrow>
      <mrow>
        <mi>β</mi>
        <mo stretchy="false">≃</mo>
        <msub>
          <mi>β</mi>
          <mn>1</mn>
        </msub>
      </mrow>
      <msub>
        <mi>β</mi>
        <mn>2</mn>
      </msub>
    </mrow>
    <annotation encoding="StarMath 5.0">%beta simeq %beta_1%beta_2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I</mi>
              <mi>F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>N</mi>
            <mi>F</mi>
          </msub>
        </mfrac>
      </mrow>
    </mrow>
    <annotation encoding="StarMath 5.0">f(t) = {I_F( t )} over N_F</annotation>
  </semantics>
</math>
</file>

<file path=Object 17/content.xml><?xml version="1.0" encoding="utf-8"?>
<math xmlns="http://www.w3.org/1998/Math/MathML" display="block">
  <semantics>
    <mrow>
      <mi>m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I</mi>
              <mi>M</mi>
            </msub>
            <mrow>
              <mo fence="true" stretchy="false">(</mo>
              <mrow>
                <mi>t</mi>
              </mrow>
              <mo fence="true" stretchy="false">)</mo>
            </mrow>
          </mrow>
          <mi>N</mi>
        </mfrac>
      </mrow>
    </mrow>
    <annotation encoding="StarMath 5.0">m(t) = {I_M( t )} over N</annotation>
  </semantics>
</math>
</file>

<file path=Object 18/content.xml><?xml version="1.0" encoding="utf-8"?>
<math xmlns="http://www.w3.org/1998/Math/MathML" display="block">
  <semantics>
    <mrow>
      <mfrac>
        <mi mathvariant="italic">df</mi>
        <mi mathvariant="italic">dt</mi>
      </mfrac>
      <mo stretchy="false">=</mo>
      <mrow>
        <mfrac>
          <mn>1</mn>
          <msub>
            <mi>N</mi>
            <mi>F</mi>
          </msub>
        </mfrac>
        <mo stretchy="false">×</mo>
        <mfrac>
          <msub>
            <mi mathvariant="italic">dI</mi>
            <mi>F</mi>
          </msub>
          <mi mathvariant="italic">dt</mi>
        </mfrac>
      </mrow>
      <mo stretchy="false">=</mo>
      <mrow>
        <mfrac>
          <mn>1</mn>
          <msub>
            <mi>N</mi>
            <mi>F</mi>
          </msub>
        </mfrac>
        <mo stretchy="false">×</mo>
        <mfrac>
          <mrow>
            <msub>
              <mi>β</mi>
              <mn>1</mn>
            </msub>
            <msub>
              <mi>β</mi>
              <mn>2</mn>
            </msub>
            <msub>
              <mi>S</mi>
              <mi>F</mi>
            </msub>
            <msub>
              <mi>I</mi>
              <mi>F</mi>
            </msub>
          </mrow>
          <msub>
            <mi>N</mi>
            <mi>F</mi>
          </msub>
        </mfrac>
      </mrow>
      <mo stretchy="false">=</mo>
      <mfrac>
        <mrow>
          <msub>
            <mi>β</mi>
            <mn>1</mn>
          </msub>
          <msub>
            <mi>β</mi>
            <mn>2</mn>
          </msub>
          <msub>
            <mi>S</mi>
            <mi>F</mi>
          </msub>
          <msub>
            <mi>I</mi>
            <mi>F</mi>
          </msub>
        </mrow>
        <msup>
          <msub>
            <mi>N</mi>
            <mi>F</mi>
          </msub>
          <mn>2</mn>
        </msup>
      </mfrac>
    </mrow>
    <annotation encoding="StarMath 5.0">df over dt = 1 over N_F times {{dI_F} over dt} = 1 over N_F times {{%beta_1%beta_2 S_F I_F} over N_F} = {%beta_1%beta_2 S_F I_F} over {N_F}^2</annotation>
  </semantics>
</math>
</file>

<file path=Object 19/content.xml><?xml version="1.0" encoding="utf-8"?>
<math xmlns="http://www.w3.org/1998/Math/MathML" display="block">
  <semantics>
    <mrow>
      <mfrac>
        <mi mathvariant="italic">dm</mi>
        <mi mathvariant="italic">dt</mi>
      </mfrac>
      <mo stretchy="false">=</mo>
      <mrow>
        <mfrac>
          <mn>1</mn>
          <mi>N</mi>
        </mfrac>
        <mo stretchy="false">×</mo>
        <mfrac>
          <msub>
            <mi mathvariant="italic">dI</mi>
            <mi>M</mi>
          </msub>
          <mi mathvariant="italic">dt</mi>
        </mfrac>
      </mrow>
      <mo stretchy="false">=</mo>
      <mrow>
        <mfrac>
          <mn>1</mn>
          <mi>N</mi>
        </mfrac>
        <mo stretchy="false">×</mo>
        <mfrac>
          <mrow>
            <msub>
              <mi>β</mi>
              <mn>1</mn>
            </msub>
            <msub>
              <mi>β</mi>
              <mn>2</mn>
            </msub>
            <msub>
              <mi>S</mi>
              <mi>M</mi>
            </msub>
            <msub>
              <mi>I</mi>
              <mi>M</mi>
            </msub>
          </mrow>
          <msub>
            <mi>N</mi>
            <mi>M</mi>
          </msub>
        </mfrac>
      </mrow>
      <mo stretchy="false">=</mo>
      <mfrac>
        <mrow>
          <msub>
            <mi>β</mi>
            <mn>1</mn>
          </msub>
          <msub>
            <mi>β</mi>
            <mn>2</mn>
          </msub>
          <msub>
            <mi>S</mi>
            <mi>M</mi>
          </msub>
          <msub>
            <mi>I</mi>
            <mi>M</mi>
          </msub>
        </mrow>
        <mrow>
          <mi>N</mi>
          <mo stretchy="false">×</mo>
          <msub>
            <mi>N</mi>
            <mi>M</mi>
          </msub>
        </mrow>
      </mfrac>
    </mrow>
    <annotation encoding="StarMath 5.0">dm over dt = 1 over N times {{dI_M} over dt} = 1 over N times {{%beta_1%beta_2 S_M I_M} over N_M} = {%beta_1%beta_2 S_M I_M} over {N times N_M}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frac>
        <mrow>
          <mi>β</mi>
          <mi mathvariant="italic">SI</mi>
        </mrow>
        <mi>N</mi>
      </mfrac>
    </mrow>
    <annotation encoding="StarMath 5.0">dI over dt = {%beta SI} over N</annotation>
  </semantics>
</math>
</file>

<file path=Object 3/content.xml><?xml version="1.0" encoding="utf-8"?>
<math xmlns="http://www.w3.org/1998/Math/MathML" display="block">
  <semantics>
    <mrow>
      <mrow>
        <mfrac>
          <mi mathvariant="italic">dS</mi>
          <mi mathvariant="italic">dt</mi>
        </mfrac>
        <mo stretchy="false">+</mo>
        <mfrac>
          <mi mathvariant="italic">dI</mi>
          <mi mathvariant="italic">dt</mi>
        </mfrac>
      </mrow>
      <mo stretchy="false">=</mo>
      <mn>0</mn>
    </mrow>
    <annotation encoding="StarMath 5.0">dS over dt + dI over dt = 0</annotation>
  </semantics>
</math>
</file>

<file path=Object 4/content.xml><?xml version="1.0" encoding="utf-8"?>
<math xmlns="http://www.w3.org/1998/Math/MathML" display="block">
  <semantics>
    <mrow>
      <mrow>
        <mi>N</mi>
        <mo stretchy="false">=</mo>
        <mi>S</mi>
      </mrow>
      <mrow>
        <mrow>
          <mo fence="true" stretchy="false">(</mo>
          <mrow>
            <mi>t</mi>
          </mrow>
          <mo fence="true" stretchy="false">)</mo>
        </mrow>
        <mo stretchy="false">+</mo>
        <mi>I</mi>
      </mrow>
      <mrow>
        <mo fence="true" stretchy="false">(</mo>
        <mrow>
          <mi>t</mi>
        </mrow>
        <mo fence="true" stretchy="false">)</mo>
      </mrow>
    </mrow>
    <annotation encoding="StarMath 5.0">N = S( t ) + I( t )</annotation>
  </semantics>
</math>
</file>

<file path=Object 5/content.xml><?xml version="1.0" encoding="utf-8"?>
<math xmlns="http://www.w3.org/1998/Math/MathML" display="block">
  <semantics>
    <msub>
      <mi>β</mi>
      <mn>1</mn>
    </msub>
    <annotation encoding="StarMath 5.0">%beta_1</annotation>
  </semantics>
</math>
</file>

<file path=Object 6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∫</mo>
          <mfrac>
            <mi mathvariant="italic">dI</mi>
            <mi mathvariant="italic">dt</mi>
          </mfrac>
        </mrow>
      </mrow>
      <mrow>
        <mi mathvariant="italic">dt</mi>
        <mo stretchy="false">=</mo>
        <mfrac>
          <mrow>
            <mi>β</mi>
            <mi mathvariant="italic">SI</mi>
          </mrow>
          <mi>N</mi>
        </mfrac>
      </mrow>
      <mrow>
        <mi>t</mi>
        <mo stretchy="false">+</mo>
        <mi>n</mi>
      </mrow>
    </mrow>
    <annotation encoding="StarMath 5.0">I(t) = int {dI over dt}dt = {%beta SI} over N t + n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row>
          <mi>N</mi>
          <mo stretchy="false">−</mo>
          <mi>I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i>N</mi>
          <mo stretchy="false">−</mo>
          <mrow>
            <mo fence="true" stretchy="false">(</mo>
            <mrow>
              <mrow>
                <mfrac>
                  <mrow>
                    <mi>β</mi>
                    <mi mathvariant="italic">SI</mi>
                  </mrow>
                  <mi>N</mi>
                </mfrac>
                <mrow>
                  <mi>t</mi>
                  <mo stretchy="false">+</mo>
                  <mi>n</mi>
                </mrow>
              </mrow>
            </mrow>
            <mo fence="true" stretchy="false">)</mo>
          </mrow>
        </mrow>
        <mo stretchy="false">=</mo>
        <mrow>
          <mi>N</mi>
          <mo stretchy="false">−</mo>
          <mi>n</mi>
          <mo stretchy="false">−</mo>
          <mfrac>
            <mrow>
              <mi>β</mi>
              <mi mathvariant="italic">SI</mi>
            </mrow>
            <mi>N</mi>
          </mfrac>
        </mrow>
      </mrow>
    </mrow>
    <annotation encoding="StarMath 5.0">S( t ) = N - I( t ) = N - ( {%beta SI} over N t + n ) = N - n -{%beta SI} over N</annotation>
  </semantics>
</math>
</file>

<file path=Object 8/content.xml><?xml version="1.0" encoding="utf-8"?>
<math xmlns="http://www.w3.org/1998/Math/MathML" display="block">
  <semantics>
    <msub>
      <mi>β</mi>
      <mn>2</mn>
    </msub>
    <annotation encoding="StarMath 5.0">%beta_2</annotation>
  </semantics>
</math>
</file>

<file path=Object 9/content.xml><?xml version="1.0" encoding="utf-8"?>
<math xmlns="http://www.w3.org/1998/Math/MathML" display="block">
  <semantics>
    <mrow>
      <mfrac>
        <msub>
          <mi mathvariant="italic">dS</mi>
          <mi>M</mi>
        </msub>
        <mi mathvariant="italic">dt</mi>
      </mfrac>
      <mo stretchy="false">=</mo>
      <mfrac>
        <mrow>
          <mo stretchy="false">−</mo>
          <mrow>
            <msub>
              <mi>β</mi>
              <mn>1</mn>
            </msub>
            <msub>
              <mi>β</mi>
              <mn>2</mn>
            </msub>
            <msub>
              <mi>S</mi>
              <mi>M</mi>
            </msub>
            <msub>
              <mi>I</mi>
              <mi>M</mi>
            </msub>
          </mrow>
        </mrow>
        <msub>
          <mi>N</mi>
          <mi>M</mi>
        </msub>
      </mfrac>
    </mrow>
    <annotation encoding="StarMath 5.0">dS_M over dt = - {%beta_1%beta_2 S_M I_M} over N_M</annotation>
  </semantics>
</math>
</file>